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located in lang/rascal/tests)</text:p>
          </table:table-cell>
          <table:table-cell table:style-name="ce10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10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10" office:value-type="string" calcext:value-type="string">
            <text:p>Tests</text:p>
          </table:table-cell>
          <table:table-cell table:style-name="ce10" office:value-type="string" calcext:value-type="string">
            <text:p>Failed</text:p>
          </table:table-cell>
          <table:table-cell table:style-name="ce10" office:value-type="string" calcext:value-type="string">
            <text:p>Ignored</text:p>
          </table:table-cell>
          <table:table-cell table:style-name="ce10" office:value-type="string" calcext:value-type="string">
            <text:p>TODOs</text:p>
          </table:table-cell>
          <table:table-cell table:style-name="ce10" office:value-type="string" calcext:value-type="string">
            <text:p>Percentage</text:p>
          </table:table-cell>
          <table:table-cell table:style-name="ce10"/>
          <table:table-cell table:style-name="ce17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1" table:number-columns-repeated="4"/>
          <table:table-cell table:style-name="ce10" office:value-type="string" calcext:value-type="string">
            <text:p>Success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2" table:formula="of:=SUM([.B9:.B71])" office:value-type="float" office:value="3080" calcext:value-type="float">
            <text:p>3080</text:p>
          </table:table-cell>
          <table:table-cell table:style-name="ce12" table:formula="of:=SUM([.C9:.C71])" office:value-type="float" office:value="65" calcext:value-type="float">
            <text:p>65</text:p>
          </table:table-cell>
          <table:table-cell table:style-name="ce12" table:formula="of:=SUM([.D9:.D71])" office:value-type="float" office:value="10" calcext:value-type="float">
            <text:p>10</text:p>
          </table:table-cell>
          <table:table-cell table:style-name="ce12" table:formula="of:=SUM([.E9:.E71])" office:value-type="float" office:value="9" calcext:value-type="float">
            <text:p>9</text:p>
          </table:table-cell>
          <table:table-cell table:style-name="ce16" table:formula="of:=ROUND(([.B5]-[.C5])/[.B5]; 4)" office:value-type="percentage" office:value="0.9789" calcext:value-type="percentage">
            <text:p>97.89%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TC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0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5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TypeTests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InterpolationTests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2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TC: kw params, variable become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MatchTests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 office:value-type="string" calcext:value-type="string">
            <text:p>COMP: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 on string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x TODO for more test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chi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Memoiz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Test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od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ValueIOTest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Compiler: nosuchkey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APIGen</text:p>
          </table:table-cell>
          <table:table-cell table:style-name="ce4" table:number-columns-repeated="1023"/>
        </table:table-row>
        <table:table-row table:style-name="ro1">
          <table:table-cell table:style-name="ce7" office:value-type="string" calcext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 calcext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Highlight</text:p>
          </table:table-cell>
          <table:table-cell table:style-name="ce13" table:number-columns-repeated="1023"/>
        </table:table-row>
        <table:table-row table:style-name="ro1">
          <table:table-cell table:style-name="ce9" office:value-type="string" calcext:value-type="string">
            <text:p>util::LOC</text:p>
          </table:table-cell>
          <table:table-cell table:style-name="ce14" table:number-columns-repeated="6"/>
          <table:table-cell table:style-name="ce14" office:value-type="string" calcext:value-type="string">
            <text:p>compiler: noSuchKey</text:p>
          </table:table-cell>
          <table:table-cell table:style-name="ce14" table:number-columns-repeated="1016"/>
        </table:table-row>
        <table:table-row table:style-name="ro1">
          <table:table-cell table:style-name="ce7" office:value-type="string" calcext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 calcext:value-type="string">
            <text:p>util::PriorityQueue</text:p>
          </table:table-cell>
          <table:table-cell table:style-name="ce13" table:number-columns-repeated="1023"/>
        </table:table-row>
        <table:table-row table:style-name="ro1">
          <table:table-cell table:style-name="ce9" office:value-type="string" calcext:value-type="string">
            <text:p>util::Reflective</text:p>
          </table:table-cell>
          <table:table-cell table:style-name="ce14" table:number-columns-repeated="6"/>
          <table:table-cell table:style-name="ce14" office:value-type="string" calcext:value-type="string">
            <text:p>compiler: noSuchKey</text:p>
          </table:table-cell>
          <table:table-cell table:style-name="ce14" table:number-columns-repeated="1016"/>
        </table:table-row>
        <table:table-row table:style-name="ro1">
          <table:table-cell table:style-name="ce7" office:value-type="string" calcext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 calcext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8-24T23:53:28.347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: 229 tests executed; 3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: 16 tests executed; 15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: 698 tests executed; 2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: 335 tests executed; 3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: 25 tests executed; 1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Equality.rsc|: 5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O.rsc|: 9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s.rsc|: 108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: 10 tests executed; 7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Tests.rsc|: 127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: 43 tests executed; 1 failed; 1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710,107,&lt;398,0&gt;,&lt;398,10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322,79,&lt;390,0&gt;,&lt;390,7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116,109,&lt;387,0&gt;,&lt;387,10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495,242,&lt;41,0&gt;,&lt;41,24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265,229,&lt;40,0&gt;,&lt;40,229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057,207,&lt;39,0&gt;,&lt;39,207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849,207,&lt;38,0&gt;,&lt;38,207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642,206,&lt;37,0&gt;,&lt;37,206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406,235,&lt;36,0&gt;,&lt;36,235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195,208,&lt;33,0&gt;,&lt;33,208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082,112,&lt;32,0&gt;,&lt;32,11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927,154,&lt;31,0&gt;,&lt;31,154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805,121,&lt;30,0&gt;,&lt;30,121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742,62,&lt;29,0&gt;,&lt;29,6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616,60,&lt;25,0&gt;,&lt;25,60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555,60,&lt;24,0&gt;,&lt;24,60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496,58,&lt;23,0&gt;,&lt;23,58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441,54,&lt;22,0&gt;,&lt;22,54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335,52,&lt;331,0&gt;,&lt;331,5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279,55,&lt;330,0&gt;,&lt;330,5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782,69,&lt;295,0&gt;,&lt;295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712,69,&lt;294,0&gt;,&lt;294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642,69,&lt;293,0&gt;,&lt;293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723,44,&lt;44,0&gt;,&lt;44,4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985,108,&lt;255,0&gt;,&lt;255,10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879,105,&lt;254,0&gt;,&lt;254,10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463,112,&lt;247,0&gt;,&lt;247,11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353,109,&lt;246,0&gt;,&lt;246,10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961,82,&lt;239,0&gt;,&lt;239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887,73,&lt;238,0&gt;,&lt;238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81,72,&lt;231,0&gt;,&lt;231,7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13,67,&lt;230,0&gt;,&lt;230,6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223,79,&lt;223,0&gt;,&lt;223,7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149,73,&lt;222,0&gt;,&lt;222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O.rsc|(1631,244,&lt;58,0&gt;,&lt;64,1&gt;): FALSE test fails for arguments: utf8() "\a08©)\a00-\a05" "PjWDlr"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s.rsc|(11840,196,&lt;351,0&gt;,&lt;353,97&gt;): FALSE Internal compiler error: Instruction execution: instruction: STORELOC 0; message: 3nulltest fails for arguments: "" ["/«\\"]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877,128,&lt;47,0&gt;,&lt;5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709,166,&lt;41,0&gt;,&lt;4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599,108,&lt;36,0&gt;,&lt;39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93,105,&lt;32,0&gt;,&lt;3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05,86,&lt;27,0&gt;,&lt;3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99,104,&lt;22,0&gt;,&lt;2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18,79,&lt;17,0&gt;,&lt;2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emoization.rsc|(450,183,&lt;26,0&gt;,&lt;35,1&gt;): FALSE test fails for arguments: {false}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1832,95,&lt;55,0&gt;,&lt;55,95&gt;): FALSE Internal compiler error: Instruction execution: instruction: LOADLOCKWP "def"; message: nullnull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2054,80,&lt;49,0&gt;,&lt;49,8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979,73,&lt;48,0&gt;,&lt;48,7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94,83,&lt;47,0&gt;,&lt;47,8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14,78,&lt;46,0&gt;,&lt;46,7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3003 tests executed; 45 failed; 12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allTests.rsc|: Module contains errors!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1.rsc|: Module contains errors!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1.rsc|: Java("CompilerError","Internal compiler error: Undefined constructor name ParseTree/adt(\"Tree\",[])::appl(adt(\"Production\",[]) prod;list(adt(\"Tree\",[])) args;)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2.rsc|: Java("CompilerError","Internal compiler error: Undefined constructor name ParseTree/adt(\"Tree\",[])::appl(adt(\"Production\",[]) prod;list(adt(\"Tree\",[])) args;)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FunctionCompositionTests.rsc|: Java("CompilerError","Internal compiler error: In function lang::rascal::tests::functionality::FunctionCompositionTests/composedOverloadedFunctions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ocations.rsc|: Java("CompilerError","Internal compiler error: Instruction execution: instruction: HALT; message: 10null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Nodes.rsc|: Java("CompilerError","Internal compiler error: Instruction execution: instruction: LOADLOCKWP \"lang::rascal::tests::basic::Nodes/visitNode()#0\"; message: org.eclipse.imp.pdb.facts.impl.persistent.PDBPersistentHashMap cannot be cast to java.util.HashMapnull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alue: fals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Tests.rsc|: 127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: 43 tests executed; 1 failed; 1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710,107,&lt;398,0&gt;,&lt;398,10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322,79,&lt;390,0&gt;,&lt;390,7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20116,109,&lt;387,0&gt;,&lt;387,10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495,242,&lt;41,0&gt;,&lt;41,24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265,229,&lt;40,0&gt;,&lt;40,229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2057,207,&lt;39,0&gt;,&lt;39,207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849,207,&lt;38,0&gt;,&lt;38,207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642,206,&lt;37,0&gt;,&lt;37,206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406,235,&lt;36,0&gt;,&lt;36,235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195,208,&lt;33,0&gt;,&lt;33,208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1082,112,&lt;32,0&gt;,&lt;32,11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927,154,&lt;31,0&gt;,&lt;31,154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805,121,&lt;30,0&gt;,&lt;30,121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742,62,&lt;29,0&gt;,&lt;29,62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616,60,&lt;25,0&gt;,&lt;25,60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555,60,&lt;24,0&gt;,&lt;24,60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496,58,&lt;23,0&gt;,&lt;23,58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(441,54,&lt;22,0&gt;,&lt;22,54&gt;): FALSE Internal compiler error: Instruction execution: instruction: CALLMUPRIM get_name_and_children_and_keyword_mmap, 1; message: can not add keyword parameters to a node which already has annotations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335,52,&lt;331,0&gt;,&lt;331,5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279,55,&lt;330,0&gt;,&lt;330,5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782,69,&lt;295,0&gt;,&lt;295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712,69,&lt;294,0&gt;,&lt;294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12642,69,&lt;293,0&gt;,&lt;293,69&gt;): FALSE Internal compiler error: Instruction execution: instruction: LOADLOCKWP "M"; message: org.eclipse.imp.pdb.facts.impl.persistent.PDBPersistentHashMap cannot be cast to java.util.HashMap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723,44,&lt;44,0&gt;,&lt;44,4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985,108,&lt;255,0&gt;,&lt;255,10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879,105,&lt;254,0&gt;,&lt;254,10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463,112,&lt;247,0&gt;,&lt;247,11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353,109,&lt;246,0&gt;,&lt;246,10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961,82,&lt;239,0&gt;,&lt;239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887,73,&lt;238,0&gt;,&lt;238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81,72,&lt;231,0&gt;,&lt;231,7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13,67,&lt;230,0&gt;,&lt;230,6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223,79,&lt;223,0&gt;,&lt;223,7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149,73,&lt;222,0&gt;,&lt;222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O.rsc|(1631,244,&lt;58,0&gt;,&lt;64,1&gt;): FALSE test fails for arguments: utf8() "\a08©)\a00-\a05" "PjWDlr"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s.rsc|(11840,196,&lt;351,0&gt;,&lt;353,97&gt;): FALSE Internal compiler error: Instruction execution: instruction: STORELOC 0; message: 3nulltest fails for arguments: "" ["/«\\"]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877,128,&lt;47,0&gt;,&lt;5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709,166,&lt;41,0&gt;,&lt;4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599,108,&lt;36,0&gt;,&lt;39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93,105,&lt;32,0&gt;,&lt;3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05,86,&lt;27,0&gt;,&lt;3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99,104,&lt;22,0&gt;,&lt;2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18,79,&lt;17,0&gt;,&lt;2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emoization.rsc|(450,183,&lt;26,0&gt;,&lt;35,1&gt;): FALSE test fails for arguments: {false}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1832,95,&lt;55,0&gt;,&lt;55,95&gt;): FALSE Internal compiler error: Instruction execution: instruction: LOADLOCKWP "def"; message: nullnull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2054,80,&lt;49,0&gt;,&lt;49,8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979,73,&lt;48,0&gt;,&lt;48,7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94,83,&lt;47,0&gt;,&lt;47,8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14,78,&lt;46,0&gt;,&lt;46,7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3003 tests executed; 45 failed; 12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allTests.rsc|: Module contains errors!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1.rsc|: Module contains errors!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1.rsc|: Java("CompilerError","Internal compiler error: Undefined constructor name ParseTree/adt(\"Tree\",[])::appl(adt(\"Production\",[]) prod;list(adt(\"Tree\",[])) args;)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2.rsc|: Java("CompilerError","Internal compiler error: Undefined constructor name ParseTree/adt(\"Tree\",[])::appl(adt(\"Production\",[]) prod;list(adt(\"Tree\",[])) args;)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FunctionCompositionTests.rsc|: Java("CompilerError","Internal compiler error: In function lang::rascal::tests::functionality::FunctionCompositionTests/composedOverloadedFunctions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ocations.rsc|: Java("CompilerError","Internal compiler error: Instruction execution: instruction: HALT; message: 10null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Nodes.rsc|: Java("CompilerError","Internal compiler error: Instruction execution: instruction: LOADLOCKWP \"lang::rascal::tests::basic::Nodes/visitNode()#0\"; message: org.eclipse.imp.pdb.facts.impl.persistent.PDBPersistentHashMap cannot be cast to java.util.HashMapnull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Frequenc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7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00:02:39.1397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8-25T00:23:50.933365000</dc:date>
    <meta:editing-duration>P27DT2H56M31S</meta:editing-duration>
    <meta:editing-cycles>83</meta:editing-cycles>
    <meta:generator>LibreOffice/4.2.5.2$MacOSX_x86 LibreOffice_project/61cb170a04bb1f12e77c884eab9192be736ec5f5</meta:generator>
    <meta:document-statistic meta:table-count="5" meta:cell-count="679" meta:object-count="0"/>
  </office:meta>
</office:document-meta>
</file>